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fa58" officeooo:paragraph-rsid="0002fa58"/>
    </style:style>
    <style:style style:name="P2" style:family="paragraph" style:parent-style-name="Standard">
      <style:text-properties officeooo:rsid="000478ec" officeooo:paragraph-rsid="000478ec"/>
    </style:style>
    <style:style style:name="P3" style:family="paragraph" style:parent-style-name="Standard">
      <style:text-properties officeooo:rsid="00065883" officeooo:paragraph-rsid="00065883"/>
    </style:style>
    <style:style style:name="T1" style:family="text">
      <style:text-properties officeooo:rsid="00058536"/>
    </style:style>
    <style:style style:name="T2" style:family="text">
      <style:text-properties officeooo:rsid="00065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ews.py – <text:span text:style-name="T1">sends things to the write place</text:span></text:p>
      <text:p text:style-name="P1">Urls.py – <text:span text:style-name="T2">essentially a configuration file</text:span></text:p>
      <text:p text:style-name="P1">Settings.py <text:span text:style-name="T1">install ‘app’ in settings</text:span></text:p>
      <text:p text:style-name="P1"/>
      <text:p text:style-name="P3">must run server through python3 manage.py runserver and must be kept run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8:28:29.470263558</meta:creation-date>
    <meta:generator>LibreOffice/5.1.6.2$Linux_X86_64 LibreOffice_project/10m0$Build-2</meta:generator>
    <dc:date>2018-07-25T19:22:08.717752312</dc:date>
    <meta:editing-duration>PT1M57S</meta:editing-duration>
    <meta:editing-cycles>1</meta:editing-cycles>
    <meta:document-statistic meta:table-count="0" meta:image-count="0" meta:object-count="0" meta:page-count="1" meta:paragraph-count="4" meta:word-count="29" meta:character-count="197" meta:non-whitespace-character-count="170"/>
  </office:meta>
</office:document-meta>
</file>